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fill="solid" draw:fill-color="#004a4a" draw:textarea-vertical-align="middle" draw:shadow="hidden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fill-color="#ffffff" fo:min-height="12.573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4" style:family="paragraph">
      <style:paragraph-properties fo:margin-left="0.127cm" fo:margin-right="0cm" fo:margin-top="0.141cm" fo:margin-bottom="0.5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ff950e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color="#ff86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86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950e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86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950e"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28cm" text:min-label-width="0.507cm"/>
        <style:text-properties fo:color="#ff86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0.319cm" svg:height="7.207cm" svg:x="2.54cm" svg:y="6.991cm" presentation:class="title" presentation:user-transformed="true">
          <draw:text-box>
            <text:p text:style-name="P1"><text:span text:style-name="T1">Introduction to Scientific Data Analysis in Python</text:span></text:p>
          </draw:text-box>
        </draw:frame>
        <draw:frame draw:name="Subtitle 2" presentation:style-name="pr2" draw:text-style-name="P2" draw:layer="layout" svg:width="20.319cm" svg:height="3.179cm" svg:x="2.54cm" svg:y="14.351cm" presentation:class="subtitle" presentation:user-transformed="true">
          <draw:text-box>
            <text:p text:style-name="P1"><text:span text:style-name="T1">By Mohammad Farh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little Bit About Myself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A little Bit About Myself</text:span></text:p>
          </draw:text-box>
        </draw:frame>
        <draw:frame draw:name="Content Placeholder 2" presentation:style-name="pr5" draw:text-style-name="P2" draw:layer="layout" svg:width="23.717cm" svg:height="11.066cm" svg:x="1.001cm" svg:y="7.694cm" presentation:class="outline" presentation:user-transformed="true">
          <draw:text-box>
            <text:list text:style-name="L3">
              <text:list-item>
                <text:p text:style-name="P3"><text:span text:style-name="T2">Application Developer at ThinkRF</text:span></text:p>
              </text:list-item>
              <text:list-item>
                <text:p text:style-name="P3"><text:span text:style-name="T2">Email: </text:span><text:span text:style-name="T2"><text:a xlink:href="mailto:mohammad.farhan@thinkrf.com">mohammad.farhan@thinkrf.com</text:a></text:span></text:p>
              </text:list-item>
              <text:list-item>
                <text:p text:style-name="P3"><text:span text:style-name="T2">Github: github.com/mfarhan12</text:span></text:p>
              </text:list-item>
              <text:list-item>
                <text:p text:style-name="P3"><text:span text:style-name="T2">Presentation/Scripts can be found at:</text:span></text:p>
              </text:list-item>
            </text:list>
            <text:p text:style-name="P3"><text:span text:style-name="T2">https://github.com/mfarhan12/intro_to_scientific_computing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pics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Topics</text:span></text:p>
          </draw:text-box>
        </draw:frame>
        <draw:frame draw:name="Content Placeholder 2" presentation:style-name="pr7" draw:text-style-name="P2" draw:layer="layout" svg:width="20.319cm" svg:height="9.831cm" svg:x="2.54cm" svg:y="7.694cm" presentation:class="outline" presentation:user-transformed="true">
          <draw:text-box>
            <text:list text:style-name="L3">
              <text:list-item>
                <text:p text:style-name="P3"><text:span text:style-name="T3">What is scientific analysis</text:span></text:p>
              </text:list-item>
              <text:list-item>
                <text:p text:style-name="P3"><text:span text:style-name="T3">Why use Python for scientific analysis</text:span></text:p>
              </text:list-item>
              <text:list-item>
                <text:p text:style-name="P3"><text:span text:style-name="T3">Data Acquisition <text:s/>(</text:span><text:span text:style-name="T4">xlrd, sockets, CaptureVideo</text:span><text:span text:style-name="T3">, </text:span><text:span text:style-name="T4">PyAudio</text:span><text:span text:style-name="T3">)</text:span></text:p>
              </text:list-item>
              <text:list-item>
                <text:p text:style-name="P3"><text:span text:style-name="T3">Data Processing (</text:span><text:span text:style-name="T4">Numpy, Scipy</text:span><text:span text:style-name="T3">)</text:span></text:p>
              </text:list-item>
              <text:list-item>
                <text:p text:style-name="P3"><text:span text:style-name="T3">Data representation (</text:span><text:span text:style-name="T4">xlwt, Matplotlib,</text:span><text:span text:style-name="T5"> </text:span><text:span text:style-name="T4">PyQtGraph</text:span><text:span text:style-name="T3">)</text:span></text:p>
              </text:list-item>
              <text:list-item>
                <text:p text:style-name="P3"><text:span text:style-name="T3">Application Development (</text:span><text:span text:style-name="T4">Pyside</text:span><text:span text:style-name="T3">) 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scientific analysis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What is scientific data analysis</text:span></text:p>
          </draw:text-box>
        </draw:frame>
        <draw:custom-shape draw:name="TextBox 6" draw:style-name="gr2" draw:text-style-name="P2" draw:layer="layout" svg:width="8.677cm" svg:height="4.823cm" svg:x="1.27cm" svg:y="13.758cm">
          <text:p text:style-name="P5"><text:span text:style-name="T6">Text files</text:span></text:p>
          <text:p text:style-name="P5"><text:span text:style-name="T6">Spreadsheets</text:span></text:p>
          <text:p text:style-name="P5"><text:span text:style-name="T6">Network Socket</text:span></text:p>
          <text:p text:style-name="P5"><text:span text:style-name="T6">Audio</text:span></text:p>
          <text:p text:style-name="P5"><text:span text:style-name="T6">Video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name="TextBox 7" draw:style-name="gr2" draw:text-style-name="P2" draw:layer="layout" svg:width="8.677cm" svg:height="4.061cm" svg:x="8.825cm" svg:y="13.758cm">
          <text:p text:style-name="P5"><text:span text:style-name="T6">Identifying Information </text:span></text:p>
          <text:p text:style-name="P5"><text:span text:style-name="T6">Statistical Analysis</text:span></text:p>
          <text:p text:style-name="P5"><text:span text:style-name="T6">Processing</text:span></text:p>
          <text:p text:style-name="P5"><text:span text:style-name="T6">Filtering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rect draw:style-name="gr3" draw:text-style-name="P7" draw:layer="layout" svg:width="5.195cm" svg:height="3.598cm" svg:x="1.24cm" svg:y="9.369cm">
          <text:p text:style-name="P6"><text:span text:style-name="T8">Extract</text:span></text:p>
        </draw:rect>
        <draw:custom-shape draw:style-name="gr4" draw:text-style-name="P8" draw:layer="layout" svg:width="1.788cm" svg:height="1.549cm" svg:x="7.007cm" svg:y="10.3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5.195cm" svg:height="3.598cm" svg:x="9.14cm" svg:y="9.368cm">
          <text:p text:style-name="P6"><text:span text:style-name="T8">Process</text:span></text:p>
        </draw:rect>
        <draw:rect draw:style-name="gr3" draw:text-style-name="P7" draw:layer="layout" svg:width="5.195cm" svg:height="3.598cm" svg:x="17.84cm" svg:y="9.367cm">
          <text:p text:style-name="P6"><text:span text:style-name="T8">Present</text:span></text:p>
        </draw:rect>
        <draw:custom-shape draw:style-name="gr4" draw:text-style-name="P8" draw:layer="layout" svg:width="1.788cm" svg:height="1.549cm" svg:x="15.344cm" svg:y="10.2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use Python for science" draw:style-name="dp1" draw:master-page-name="Default_20_1" presentation:presentation-page-layout-name="AL2T11">
        <draw:frame draw:name="Title 1" presentation:style-name="pr4" draw:text-style-name="P2" draw:layer="layout" svg:width="20.319cm" svg:height="3.205cm" svg:x="2.54cm" svg:y="4.291cm" presentation:class="title" presentation:user-transformed="true">
          <draw:text-box>
            <text:p text:style-name="P1"><text:span text:style-name="T1">Why use Python for science</text:span></text:p>
          </draw:text-box>
        </draw:frame>
        <draw:frame draw:name="Content Placeholder 2" presentation:style-name="pr7" draw:text-style-name="P2" draw:layer="layout" svg:width="20.319cm" svg:height="9.831cm" svg:x="2.54cm" svg:y="7.694cm" presentation:class="outline" presentation:user-transformed="true">
          <draw:text-box>
            <text:list text:style-name="L3">
              <text:list-item>
                <text:p text:style-name="P3"><text:span text:style-name="T3">Python is free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3"><text:span text:style-name="T3">Python has a vast amount of open source libraries (also free)</text:span></text:p>
              </text:list-item>
            </text:list>
            <text:p text:style-name="P3"><text:span text:style-name="T3"/></text:p>
            <text:list text:continue-numbering="true" text:style-name="L3">
              <text:list-item>
                <text:p text:style-name="P3"><text:span text:style-name="T3">Python is a high level language</text:span></text:p>
              </text:list-item>
            </text:list>
            <text:p text:style-name="P3"><text:span text:style-name="T3"/></text:p>
            <text:list text:continue-numbering="true" text:style-name="L3">
              <text:list-item>
                <text:p text:style-name="P3"><text:span text:style-name="T3">Python is similar to other languages used for science</text:span></text:p>
              </text:list-item>
            </text:list>
            <text:p text:style-name="P3"><text:span text:style-name="T3"/></text:p>
            <text:list text:continue-numbering="true" text:style-name="L3">
              <text:list-item>
                <text:p text:style-name="P3"><text:span text:style-name="T3">Python has a great community, with tons of resources and examples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>
        <draw:frame draw:name="Title 7" presentation:style-name="pr8" draw:text-style-name="P2" draw:layer="layout" svg:width="8.196cm" svg:height="6.035cm" svg:x="2.54cm" svg:y="5.07cm" presentation:class="title" presentation:user-transformed="true">
          <draw:text-box>
            <text:p/>
          </draw:text-box>
        </draw:frame>
        <draw:frame draw:name="Content Placeholder 8" presentation:style-name="pr9" draw:text-style-name="P2" draw:layer="layout" svg:width="11.687cm" svg:height="12.434cm" svg:x="11.172cm" svg:y="5.074cm" presentation:class="outline" presentation:user-transformed="true">
          <draw:text-box>
            <text:p/>
          </draw:text-box>
        </draw:frame>
        <draw:frame draw:name="Text Placeholder 9" presentation:style-name="pr9" draw:text-style-name="P2" draw:layer="layout" svg:width="8.196cm" svg:height="6.236cm" svg:x="2.54cm" svg:y="11.28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gradient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53cm" draw:fill="solid" draw:fill-color="#ff86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2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12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098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ff8600" style:text-line-through-style="none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86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86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§">
        <style:list-level-properties text:space-before="2.033cm" text:min-label-width="0.507cm"/>
        <style:text-properties fo:font-family="Wingdings" fo:color="#ff8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128cm" text:min-label-width="0.507cm"/>
        <style:text-properties fo:font-family="Wingdings" fo:color="#ff8600" fo:font-size="45%"/>
      </text:list-level-style-bullet>
      <text:list-level-style-bullet text:level="2" text:bullet-char="§">
        <style:list-level-properties text:space-before="0.89cm" text:min-label-width="0.507cm"/>
        <style:text-properties fo:font-family="Wingdings" fo:color="#ff8600" fo:font-size="75%"/>
      </text:list-level-style-bullet>
      <text:list-level-style-bullet text:level="3" text:bullet-char="§">
        <style:list-level-properties text:space-before="1.398cm" text:min-label-width="0.507cm"/>
        <style:text-properties fo:font-family="Wingdings" fo:color="#ff8600" fo:font-size="45%"/>
      </text:list-level-style-bullet>
      <text:list-level-style-bullet text:level="4" text:bullet-char="§">
        <style:list-level-properties text:space-before="2.033cm" text:min-label-width="0.507cm"/>
        <style:text-properties fo:font-family="Wingdings" fo:color="#ff8600" fo:font-size="75%"/>
      </text:list-level-style-bullet>
      <text:list-level-style-bullet text:level="5" text:bullet-char="§">
        <style:list-level-properties text:space-before="2.668cm" text:min-label-width="0.507cm"/>
        <style:text-properties fo:font-family="Wingdings" fo:color="#ff8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86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0.319cm" svg:height="7.207cm" svg:x="2.54cm" svg:y="6.99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6" presentation:style-name="Mpr2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2"><text:date style:data-style-name="D1" text:date-value="2014-04-04">14-4-4</text:date></text:span></text:p>
        </draw:text-box>
      </draw:frame>
      <draw:frame draw:name="Slide Number Placeholder 7" presentation:style-name="Mpr2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Footer Placeholder 8" presentation:style-name="Mpr2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0.319cm" svg:height="3.205cm" svg:x="2.54cm" svg:y="4.29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0.319cm" svg:height="9.831cm" svg:x="2.54cm" svg:y="7.694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2"><text:date style:data-style-name="D1" text:date-value="2014-04-04">14-4-4</text:date></text:span></text:p>
        </draw:text-box>
      </draw:frame>
      <draw:frame draw:name="Footer Placeholder 4" presentation:style-name="Mpr7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9" draw:style-name="Mgr3" draw:text-style-name="MP3" draw:layer="backgroundobjects" svg:width="0.239cm" svg:height="1.589cm" svg:x="23.431cm" svg:y="1.594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1.599cm" svg:height="1.589cm" svg:x="23.804cm" svg:y="1.594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3" draw:layer="backgroundobjects" svg:width="8.196cm" svg:height="6.035cm" svg:x="2.54cm" svg:y="5.07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11.687cm" svg:height="12.434cm" svg:x="11.172cm" svg:y="5.074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" draw:text-style-name="MP3" draw:layer="backgroundobjects" svg:width="8.196cm" svg:height="6.236cm" svg:x="2.54cm" svg:y="11.281cm" presentation:class="outline" presentation:user-transformed="true">
        <draw:text-box>
          <text:list text:style-name="ML4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  <text:list>
                                        <text:list-item>
                                          <text:p text:style-name="MP9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Ninth Outline LevelClick to edit Master text styles</text:span></text:p>
        </draw:text-box>
      </draw:frame>
      <draw:frame draw:name="Date Placeholder 4" presentation:style-name="Mpr13" draw:text-style-name="MP6" draw:layer="backgroundobjects" svg:width="3.302cm" svg:height="0.827cm" svg:x="16.688cm" svg:y="1.524cm" presentation:class="date-time" presentation:user-transformed="true">
        <draw:text-box>
          <text:p text:style-name="MP5"><text:span text:style-name="MT2"><text:date style:data-style-name="D1" text:date-value="2014-04-04">14-4-4</text:date></text:span></text:p>
        </draw:text-box>
      </draw:frame>
      <draw:frame draw:name="Footer Placeholder 5" presentation:style-name="Mpr13" draw:text-style-name="MP8" draw:layer="backgroundobjects" svg:width="6.239cm" svg:height="0.836cm" svg:x="16.691cm" svg:y="2.378cm" presentation:class="footer" presentation:user-transformed="true">
        <draw:text-box>
          <text:p/>
        </draw:text-box>
      </draw:frame>
      <draw:frame draw:name="Slide Number Placeholder 6" presentation:style-name="Mpr13" draw:text-style-name="MP7" draw:layer="backgroundobjects" svg:width="2.613cm" svg:height="0.837cm" svg:x="20.318cm" svg:y="1.52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4T13:59:45.75</dc:date>
    <meta:generator>OpenOffice.org/3.4$Win32 OpenOffice.org_project/340m1$Build-9590</meta:generator>
    <meta:editing-duration>PT3H26M37S</meta:editing-duration>
    <meta:editing-cycles>2</meta:editing-cycles>
    <meta:document-statistic meta:object-count="81"/>
  </office:meta>
</office:document-meta>
</file>